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5pt"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9.75pt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5pt"/>
    </style:style>
    <style:style style:name="T2" style:family="text">
      <style:text-properties fo:font-size="15pt" officeooo:rsid="000fe9c6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Impressão do Requerimento de Matrícula preenchido na íntegra (disponível na página Web <text:s/>http://www.ppgee.poli.usp.br), assinado pelo aluno e pelo orientador; </text:p>
      <text:p text:style-name="P1"/>
      <text:p text:style-name="P4">b) Uma fotografia 3x4 recente; </text:p>
      <text:p text:style-name="P1"/>
      <text:p text:style-name="P4">c) Cópia simples da Cédula de Identidade (RG) ou Registro Nacional para Estrangeiros (RNE);</text:p>
      <text:p text:style-name="P4"/>
      <text:p text:style-name="P1"><text:span text:style-name="T3">d) Cópia simples do Cadastro de Pessoa Física (CPF);</text:span></text:p>
      <text:p text:style-name="P1"/>
      <text:p text:style-name="P1"><text:span text:style-name="T3">g) Cópia simples, frente e verso, do(s) Diploma(s) devidamente registrados, Histórico(s) Escolar(es) Completos dos Cursos de Graduação ou Certificado(s) com a data de outorga do grau obtido em curso de Graduação oficialmente reconhecido; </text:span></text:p>
      <text:p text:style-name="P1"/>
      <text:p text:style-name="P1">i) Projeto de Pesquisa assinado e datado pelo orientador e aluno, segundo modelo disponível http://ppgee.poli.usp.br/formularios/ - Instruções para Preparação do Projeto de Pesquisa (as áreas de Engenharia de Sistemas, Microeletrônica, Sistemas Eletrônicos e Engenharia Biomédica não exigem o Projeto de Pesquisa); </text:p>
      <text:p text:style-name="P2"/>
      <text:p text:style-name="P1">j) Formulário de Proposta Acadêmica, assinado por orientador credenciado no PPGEE (disponibilizado em http://ppgee.poli.usp.br/formularios/ - Proposta Acadêmica) ; </text:p>
      <text:p text:style-name="P1"/>
      <text:p text:style-name="P5"><text:span text:style-name="T1">k) Comprovação de que seu Currículo Lattes encontra -se atualiza</text:span><text:span text:style-name="T2">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8:04:56.577521154</meta:creation-date>
    <dc:date>2018-10-27T20:51:22.762000000</dc:date>
    <meta:editing-duration>PT5M27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8" meta:word-count="150" meta:character-count="1119" meta:non-whitespace-character-count="971"/>
  </office:meta>
</office:document-meta>
</file>